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2" table:style-name="ta1">
        <table:shapes>
          <draw:frame draw:z-index="0" draw:style-name="gr1" draw:text-style-name="P1" svg:width="18.2311in" svg:height="3.5449in" svg:x="0.2165in" svg:y="17.9768in">
            <draw:object draw:notify-on-update-of-ranges="ping2.B1:ping2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2.2603596733889" calcext:value-type="float">
            <text:p>-72.26035967338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.36085490801855" calcext:value-type="float">
            <text:p>-9.360854908018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9075718584239" calcext:value-type="float">
            <text:p>1.890757185842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.33838926064912" calcext:value-type="float">
            <text:p>-8.338389260649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.0190667190777" calcext:value-type="float">
            <text:p>-17.01906671907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4.5911028116871" calcext:value-type="float">
            <text:p>-24.591102811687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8.7934761363819" calcext:value-type="float">
            <text:p>-28.79347613638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9.6445971128684" calcext:value-type="float">
            <text:p>-39.64459711286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.9679282452122" calcext:value-type="float">
            <text:p>-29.96792824521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3.8991186831886" calcext:value-type="float">
            <text:p>-43.89911868318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2.5070516772982" calcext:value-type="float">
            <text:p>-22.507051677298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.32694844064346" calcext:value-type="float">
            <text:p>-6.326948440643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.02854363467869" calcext:value-type="float">
            <text:p>-9.0285436346786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77701904234341" calcext:value-type="float">
            <text:p>-6.777019042343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53554542780027" calcext:value-type="float">
            <text:p>-0.8535545427800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.3727598493244" calcext:value-type="float">
            <text:p>-15.37275984932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4.4451550707691" calcext:value-type="float">
            <text:p>-24.44515507076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3.8455438703322" calcext:value-type="float">
            <text:p>-43.84554387033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5.7476722201389" calcext:value-type="float">
            <text:p>-35.74767222013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6.6851823399124" calcext:value-type="float">
            <text:p>-46.68518233991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3.8518613398652" calcext:value-type="float">
            <text:p>-23.85186133986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.5921441110809" calcext:value-type="float">
            <text:p>-6.59214411108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82085613061982" calcext:value-type="float">
            <text:p>8.8208561306198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.2925961462211" calcext:value-type="float">
            <text:p>-12.29259614622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.5342610376634" calcext:value-type="float">
            <text:p>-11.53426103766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8.987058679754" calcext:value-type="float">
            <text:p>-18.9870586797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9.0611387829721" calcext:value-type="float">
            <text:p>-29.06113878297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8.1113616800733" calcext:value-type="float">
            <text:p>-88.11136168007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7.9205660318263" calcext:value-type="float">
            <text:p>-87.920566031826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7.5038626627517" calcext:value-type="float">
            <text:p>-47.50386266275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1.3389155541905" calcext:value-type="float">
            <text:p>-41.338915554190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.0440183954154" calcext:value-type="float">
            <text:p>-12.044018395415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80390938326786" calcext:value-type="float">
            <text:p>-1.8039093832678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.72339173766342" calcext:value-type="float">
            <text:p>-1.7233917376634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.8937475140497" calcext:value-type="float">
            <text:p>-16.893747514049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.6725574037258" calcext:value-type="float">
            <text:p>-27.672557403725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9.3137274561729" calcext:value-type="float">
            <text:p>-39.313727456172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6.4990641707381" calcext:value-type="float">
            <text:p>-46.499064170738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0.5193220232729" calcext:value-type="float">
            <text:p>-30.519322023272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1.1475443582896" calcext:value-type="float">
            <text:p>-21.147544358289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.4372740065152" calcext:value-type="float">
            <text:p>-12.437274006515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.8117394506521" calcext:value-type="float">
            <text:p>-15.81173945065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.9834021296093" calcext:value-type="float">
            <text:p>-12.983402129609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8240770380099" calcext:value-type="float">
            <text:p>2.2824077038009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0.557466197942" calcext:value-type="float">
            <text:p>-20.5574661979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8.875873414922" calcext:value-type="float">
            <text:p>-28.8758734149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4.6512713818441" calcext:value-type="float">
            <text:p>-34.651271381844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1.1394252102043" calcext:value-type="float">
            <text:p>-31.139425210204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7.1455955532344" calcext:value-type="float">
            <text:p>-37.145595553234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0.942230479615" calcext:value-type="float">
            <text:p>-50.9422304796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5.8197489763311" calcext:value-type="float">
            <text:p>-25.81974897633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6.93191460739976" calcext:value-type="float">
            <text:p>-6.931914607399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.6044362358383" calcext:value-type="float">
            <text:p>-14.604436235838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5.0861596766527" calcext:value-type="float">
            <text:p>-25.08615967665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70.8094765015037" calcext:value-type="float">
            <text:p>-70.80947650150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2.8885734122257" calcext:value-type="float">
            <text:p>-32.88857341222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1.1409943545671" calcext:value-type="float">
            <text:p>-31.140994354567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4.6596337095548" calcext:value-type="float">
            <text:p>-44.659633709554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1.2035544542474" calcext:value-type="float">
            <text:p>-31.203554454247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8.0766335451795" calcext:value-type="float">
            <text:p>-18.076633545179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.6187391762672" calcext:value-type="float">
            <text:p>-10.618739176267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.97483168220857" calcext:value-type="float">
            <text:p>-1.9748316822085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4794557783525" calcext:value-type="float">
            <text:p>6.847945577835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78033051888821" calcext:value-type="float">
            <text:p>4.7803305188882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.4977795890373" calcext:value-type="float">
            <text:p>-16.497779589037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6.6769830761748" calcext:value-type="float">
            <text:p>-36.676983076174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9.173715982238" calcext:value-type="float">
            <text:p>-29.17371598223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4660275274568" calcext:value-type="float">
            <text:p>-33.46602752745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3.0378294672416" calcext:value-type="float">
            <text:p>-33.037829467241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4.3279817348591" calcext:value-type="float">
            <text:p>-24.327981734859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.20033497469758" calcext:value-type="float">
            <text:p>-9.200334974697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.0461441587841" calcext:value-type="float">
            <text:p>-12.046144158784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.80400092362056" calcext:value-type="float">
            <text:p>-8.804000923620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.2436186174489" calcext:value-type="float">
            <text:p>-1.243618617448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8.1484448448188" calcext:value-type="float">
            <text:p>-18.148444844818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4.530887095511" calcext:value-type="float">
            <text:p>-34.53088709551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3.1238585603954" calcext:value-type="float">
            <text:p>-33.123858560395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7.0806742199013" calcext:value-type="float">
            <text:p>-37.08067421990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4.5043914024198" calcext:value-type="float">
            <text:p>-34.504391402419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2.3343911029505" calcext:value-type="float">
            <text:p>-42.33439110295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9.4697025019195" calcext:value-type="float">
            <text:p>-29.469702501919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69126064070463" calcext:value-type="float">
            <text:p>2.6912606407046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40359973095787" calcext:value-type="float">
            <text:p>0.24035997309578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5.4141576069194" calcext:value-type="float">
            <text:p>-25.414157606919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8.3116504476403" calcext:value-type="float">
            <text:p>-18.311650447640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3.8297433647932" calcext:value-type="float">
            <text:p>-23.829743364793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0.4943339070563" calcext:value-type="float">
            <text:p>-30.494333907056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5.1444271696308" calcext:value-type="float">
            <text:p>-25.144427169630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32.4379150262113" calcext:value-type="float">
            <text:p>-32.43791502621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2614319678758" calcext:value-type="float">
            <text:p>-44.261431967875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.6507895089429" calcext:value-type="float">
            <text:p>-10.650789508942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09950082097075" calcext:value-type="float">
            <text:p>-3.0995008209707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.9571743334195" calcext:value-type="float">
            <text:p>-2.957174333419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0.101481264268" calcext:value-type="float">
            <text:p>-20.10148126426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2.435822914963" calcext:value-type="float">
            <text:p>-32.4358229149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21.032282650013" calcext:value-type="float">
            <text:p>-21.03228265001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36.7600895472046" calcext:value-type="float">
            <text:p>-36.760089547204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0.0572814933737" calcext:value-type="float">
            <text:p>-30.05728149337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1.780227319706" calcext:value-type="float">
            <text:p>-21.78022731970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1.6914581680534" calcext:value-type="float">
            <text:p>-31.6914581680534</text:p>
          </table:table-cell>
          <table:table-cell/>
        </table:table-row>
        <table:table-row table:style-name="ro1">
          <table:table-cell/>
          <table:table-cell table:formula="of:=SUM([.B2:.B100])/100" office:value-type="float" office:value="-23.5294660275054" calcext:value-type="float">
            <text:p>-23.5294660275054</text:p>
          </table:table-cell>
          <table:table-cell office:value-type="float" office:value="-24.2520696242393" calcext:value-type="float">
            <text:p>-24.2520696242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18:39:35.096670438</dc:date>
    <meta:editing-duration>PT10M11S</meta:editing-duration>
    <meta:editing-cycles>2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6.308cm" svg:height="9.005cm" xlink:href=".." xlink:type="simple" chart:class="chart:line" chart:style-name="ch1">
        <chart:plot-area chart:style-name="ch2" table:cell-range-address="ping2.B1:ping2.B100" svg:x="0.926cm" svg:y="0.18cm" svg:width="44.456cm" svg:height="8.645cm">
          <chartooo:coordinate-region svg:x="1.838cm" svg:y="0.379cm" svg:width="43.544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ing2.B1:ping2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2.2603596733889">
                <text:p>-72.2603596733889</text:p>
                <draw:g>
                  <svg:desc>ping2.B1:ping2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36085490801855">
                <text:p>-9.36085490801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075718584239">
                <text:p>1.89075718584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33838926064912">
                <text:p>-8.3383892606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0190667190777">
                <text:p>-17.0190667190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4.5911028116871">
                <text:p>-24.591102811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.7934761363819">
                <text:p>-28.7934761363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9.6445971128684">
                <text:p>-39.6445971128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9.9679282452122">
                <text:p>-29.967928245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3.8991186831886">
                <text:p>-43.8991186831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.5070516772982">
                <text:p>-22.5070516772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32694844064346">
                <text:p>-6.32694844064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02854363467869">
                <text:p>-9.0285436346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7701904234341">
                <text:p>-6.77701904234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53554542780027">
                <text:p>-0.853554542780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.3727598493244">
                <text:p>-15.3727598493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.4451550707691">
                <text:p>-24.4451550707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3.8455438703322">
                <text:p>-43.8455438703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.7476722201389">
                <text:p>-35.7476722201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6.6851823399124">
                <text:p>-46.6851823399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3.8518613398652">
                <text:p>-23.8518613398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5921441110809">
                <text:p>-6.5921441110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2085613061982">
                <text:p>8.82085613061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2925961462211">
                <text:p>-12.2925961462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.5342610376634">
                <text:p>-11.5342610376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987058679754">
                <text:p>-18.987058679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9.0611387829721">
                <text:p>-29.06113878297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8.1113616800733">
                <text:p>-88.1113616800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7.9205660318263">
                <text:p>-87.92056603182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7.5038626627517">
                <text:p>-47.5038626627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1.3389155541905">
                <text:p>-41.3389155541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2.0440183954154">
                <text:p>-12.0440183954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390938326786">
                <text:p>-1.80390938326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2339173766342">
                <text:p>-1.72339173766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8937475140497">
                <text:p>-16.8937475140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7.6725574037258">
                <text:p>-27.6725574037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9.3137274561729">
                <text:p>-39.31372745617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6.4990641707381">
                <text:p>-46.4990641707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0.5193220232729">
                <text:p>-30.5193220232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1475443582896">
                <text:p>-21.1475443582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.4372740065152">
                <text:p>-12.4372740065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.8117394506521">
                <text:p>-15.8117394506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9834021296093">
                <text:p>-12.9834021296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8240770380099">
                <text:p>2.28240770380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.557466197942">
                <text:p>-20.557466197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8.875873414922">
                <text:p>-28.875873414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4.6512713818441">
                <text:p>-34.65127138184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.1394252102043">
                <text:p>-31.1394252102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.1455955532344">
                <text:p>-37.1455955532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.942230479615">
                <text:p>-50.942230479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5.8197489763311">
                <text:p>-25.81974897633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.93191460739976">
                <text:p>-6.93191460739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4.6044362358383">
                <text:p>-14.60443623583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5.0861596766527">
                <text:p>-25.0861596766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0.8094765015037">
                <text:p>-70.8094765015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2.8885734122257">
                <text:p>-32.8885734122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1.1409943545671">
                <text:p>-31.1409943545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4.6596337095548">
                <text:p>-44.6596337095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1.2035544542474">
                <text:p>-31.2035544542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8.0766335451795">
                <text:p>-18.07663354517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6187391762672">
                <text:p>-10.6187391762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7483168220857">
                <text:p>-1.97483168220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84794557783525">
                <text:p>6.847945577835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78033051888821">
                <text:p>4.78033051888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.4977795890373">
                <text:p>-16.4977795890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6.6769830761748">
                <text:p>-36.67698307617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9.173715982238">
                <text:p>-29.173715982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.4660275274568">
                <text:p>-33.46602752745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3.0378294672416">
                <text:p>-33.03782946724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4.3279817348591">
                <text:p>-24.3279817348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20033497469758">
                <text:p>-9.20033497469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.0461441587841">
                <text:p>-12.04614415878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.80400092362056">
                <text:p>-8.80400092362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436186174489">
                <text:p>-1.2436186174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8.1484448448188">
                <text:p>-18.1484448448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4.530887095511">
                <text:p>-34.530887095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.1238585603954">
                <text:p>-33.1238585603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7.0806742199013">
                <text:p>-37.0806742199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4.5043914024198">
                <text:p>-34.5043914024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2.3343911029505">
                <text:p>-42.3343911029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9.4697025019195">
                <text:p>-29.4697025019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9126064070463">
                <text:p>2.69126064070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0359973095787">
                <text:p>0.2403599730957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5.4141576069194">
                <text:p>-25.4141576069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.3116504476403">
                <text:p>-18.3116504476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3.8297433647932">
                <text:p>-23.8297433647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.4943339070563">
                <text:p>-30.4943339070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5.1444271696308">
                <text:p>-25.1444271696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2.4379150262113">
                <text:p>-32.4379150262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4.2614319678758">
                <text:p>-44.2614319678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.6507895089429">
                <text:p>-10.6507895089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09950082097075">
                <text:p>-3.09950082097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9571743334195">
                <text:p>-2.9571743334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.101481264268">
                <text:p>-20.101481264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2.435822914963">
                <text:p>-32.435822914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.032282650013">
                <text:p>-21.032282650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6.7600895472046">
                <text:p>-36.76008954720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.0572814933737">
                <text:p>-30.05728149337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1.780227319706">
                <text:p>-21.780227319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1.6914581680534">
                <text:p>-31.6914581680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